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act Information:</text:p>
      <text:p text:style-name="Standard"><text:tab/>It’s easiest to reach me by either emailing me at -redacted-, or by texting me at -redacted-. Both are equally viable ways of getting a hold of me since I check both frequently. I work early in the morning so I won’t normally check my phone after 9:00pm on weeknights.</text:p>
      <text:p text:style-name="Standard"/>
      <text:p text:style-name="Standard">Strengths: </text:p>
      <text:p text:style-name="Standard"><text:tab/>I have the most experience with languages such as Java, Python, and C#. However, I have also worked with C, C++, Ruby, LISP, and Prolog. Two electives that I have taken which will help with this project are CIS 365, AI, <text:s/>and CIS 368 Usability Design and Evaluation. In AI I learned some basic enemy AI which should help for developing the game. Usability Design and Evaluation will help to design a game interface which is intuitive to use when first playing the game. When in a team environment I work well and listen to all opinions. Additionally I try my best to make sure that the quality and amount of work I produce is acceptable for the group.</text:p>
      <text:p text:style-name="Standard"/>
      <text:p text:style-name="Standard">Weaknesses:</text:p>
      <text:p text:style-name="Standard"><text:tab/>My largest weakness is my lack of experience with game development. Although I have made simple games such as tic tac toe and Connect Four, I haven’t made anything that is complex. Additionally, I haven’t used some languages such as C and C++ in roughly a year and will need to refresh my memory on it. Finally, although this might not be considered too much of a weakness;I tend to not take the role of a leader unless it’s required of me. I enjoy not having to take a leading role unless it’s in an area where I have exceptional knowledge.</text:p>
      <text:p text:style-name="Standard"/>
      <text:p text:style-name="Standard">Personal Interests:</text:p>
      <text:p text:style-name="Standard">My main interests outside of class are building computers and playing video games. My favorite game genres are puzzle games and RP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139in" fo:margin-bottom="0in" fo:line-height="100%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139in" fo:margin-bottom="0in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111in" fo:margin-bottom="0in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next-style-name="Subtitle" style:default-outline-level="" style:class="chapter">
      <style:paragraph-properties fo:margin-top="0in" fo:margin-bottom="0in" fo:line-height="100%"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139in" fo:line-height="100%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yler Hutek</text:p>
        <text:p text:style-name="MP1">Prof. Adams</text:p>
        <text:p text:style-name="MP1">CS 467-01</text:p>
        <text:p text:style-name="MP1">09/08/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yler Hutek Ice Breaker.docx</dc:title>
    <meta:generator>OpenOffice/4.0.0$Win32 OpenOffice.org_project/400m3$Build-9702</meta:generator>
    <meta:document-statistic meta:table-count="0" meta:image-count="0" meta:object-count="0" meta:page-count="1" meta:paragraph-count="12" meta:word-count="305" meta:character-count="1697"/>
    <dc:date>2014-09-14T11:10:12.46</dc:date>
  </office:meta>
</office:document-meta>
</file>